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4pt" fo:font-style="italic" style:font-size-asian="14pt" style:font-style-asian="italic" style:font-size-complex="14pt" style:font-style-complex="italic"/>
    </style:style>
    <style:style style:name="P3" style:family="paragraph" style:parent-style-name="Standard">
      <style:paragraph-properties fo:text-align="center" style:justify-single-word="false"/>
      <style:text-properties fo:font-size="14pt" fo:font-style="italic" style:font-size-asian="14pt" style:font-style-asian="italic" style:font-size-complex="14pt" style:font-style-complex="italic"/>
    </style:style>
    <style:style style:name="P4" style:family="paragraph" style:parent-style-name="Standard">
      <style:paragraph-properties fo:text-align="end" style:justify-single-word="false"/>
    </style:style>
    <style:style style:name="P5" style:family="paragraph" style:parent-style-name="Standard" style:master-page-name="MP0">
      <style:paragraph-properties fo:text-align="center" style:justify-single-word="false" style:page-number="auto" fo:break-before="page"/>
      <style:text-properties fo:font-size="18pt" style:font-size-asian="18pt" style:font-size-complex="18pt"/>
    </style:style>
    <style:style style:name="P6" style:family="paragraph" style:parent-style-name="Standard" style:list-style-name="L1"/>
    <style:style style:name="P7" style:family="paragraph" style:parent-style-name="Standard" style:list-style-name="L1">
      <style:text-properties officeooo:paragraph-rsid="0016b2ce"/>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4pt" fo:font-style="italic" style:font-size-asian="14pt" style:font-style-asian="italic" style:font-size-complex="14pt" style:font-style-complex="italic"/>
    </style:style>
    <style:style style:name="T3" style:family="text">
      <style:text-properties fo:font-size="13pt" fo:font-style="italic" style:font-size-asian="13pt" style:font-style-asian="italic" style:font-size-complex="13pt" style:font-style-complex="italic"/>
    </style:style>
    <style:style style:name="T4" style:family="text">
      <style:text-properties fo:language="en" fo:country="US"/>
    </style:style>
    <style:style style:name="T5" style:family="text">
      <style:text-properties officeooo:rsid="001672f1"/>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Γλώσσες Προγραμματισμού ΙΙ</text:p>
      <text:p text:style-name="P1"><text:span text:style-name="Προεπιλεγμένη_20_γραμματοσειρά"><text:span text:style-name="T1">Άσκηση 6</text:span></text:span> <text:s/></text:p>
      <text:p text:style-name="P3">Διαχείριση μνήμης</text:p>
      <text:p text:style-name="P4"><text:span text:style-name="Προεπιλεγμένη_20_γραμματοσειρά"><text:span text:style-name="T2"><text:tab/><text:tab/><text:tab/><text:tab/><text:tab/><text:tab/></text:span></text:span><text:span text:style-name="Προεπιλεγμένη_20_γραμματοσειρά"><text:span text:style-name="T3">Δημολιάνης Μαρίνος 03111602</text:span></text:span></text:p>
      <text:p text:style-name="P2"/>
      <text:list xml:id="list313617538946066862" text:style-name="L1">
        <text:list-item>
          <text:p text:style-name="P6"><text:s/><text:tab/>Η τεχνική συλλογής σκουπιδιών Reference Counting έχει ως κύριο πλεονέκτημα ότι μας δίνει ακριβώς το χρόνο ζωής των αντικειμένων , αφού όταν ο μετρητής αναφοράς γίνει μηδέν τότε μπορούμε να αποδεσμεύσουμε το αντικείμενο από τη μνήμη. Αυτό είναι πολύ χρήσιμο σε real-time εφαρμογές που απαιτείται άμεση απόκριση . Ωστόσο αυτή η τεχνική έχει ως κύριο πρόβλημα <text:s/>τη μη διαχείριση κυκλικών αναφορών. Ο συμφοιτητής μας υποστηρίζει ότι η τεχνική του μπορεί και βρίσκει και διαχειρίζεται τις κυκλικές αναφορές. Η RefCount++ θα μπορούσε να εξασφαλίσει το σωστό χειρισμό αυτών των αναφορών με τη χρήση smart pointers αν ήταν γραμμένη σε <text:s/>C++. Ειδικότερα οι shared_ptr με τη βοήθεια των weak_ptr μπορούν να μας δώσουν τη δυνατότητα αναγνώρισης τέτοιων κυκλικών αναφορών, καθώς και την αποδέσμευση της μνήμης που καταλαμβάνουν όταν πλέον δεν μας είναι πλέον απαραίτητες. Παρόλο που βελτιώθηκε ο αλγόριθμος και διαχειρίζεται όλες τις πιθανές αναφορές , ο ισχυρισμός του συμφοιτητή μας ότι τα προγράμματα δεν μπορούν να έχουν memory leaks είναι αρκετά αφελής. Αυτό οφείλεται στο γεγονός ότι το μέτρημα αναφορών σχετίζεται με τις δομές δεδομένων που αποθηκεύονται στο σωρό. Ένα πρόγραμμα όμως κατά την εκτέλεση του χρησιμοποιεί και μέρος της στοίβας στο οποίο μπορούν να δημιουργηθούν memory leaks που ακόμα και το RefCount++ δεν μπορεί να διαχειριστεί. --Παραδείγματος χάρη σε μια συνάρτηση την οποία καλούμε αναδρομικά , υπάρχει πιθανότητα να κρατάμε <text:s/>τοπικές μεταβλητές στη στοίβα που να μην χρειαζόμαστε στο μέλλον με αποτέλεσμα να έχουμε δεδομένα στη μνήμη που δεν τα διαγράψαμε χωρίς να <text:s/>μας είναι απαραίτητα.</text:p>
        </text:list-item>
      </text:list>
      <text:p text:style-name="Standard"><text:tab/></text:p>
      <text:p text:style-name="Standard"><text:tab/></text:p>
      <text:p text:style-name="Standard"><text:tab/></text:p>
      <text:list xml:id="list194002327174244" text:continue-numbering="true" text:style-name="L1">
        <text:list-item>
          <text:p text:style-name="P6"><text:s/><text:tab/>Η liveness analysis μας ορίζει ότι αν η τιμή μιας μεταβλητής πρόκειται χρησιμοποιηθεί στο μέλλον τότε τη θεωρούμε alive <text:s/>, αλλιώς <text:s/>dead . Ωστόσο η ανάλυση στη ζωντάνια των μεταβλητών δεν θα ήταν τόσο αποδοτική όπως παρουσιάζεται από το συμφοιτητή μας για τη συλλογή σκουπιδιών σε ένα πρόγραμμα. Παρόλο που είναι αρκετά μεθοδική η τεχνική που προτείνεται και θα μπορούσε να χρησιμοποιηθεί σε απλά προγράμματα παρουσιάζει σημαντικές προβληματικές. Αρχικά στο χρόνο μεταγλώττισης μπορεί ο compiler να ορίσει το εύρος ζωντάνιας μιας μεταβλητής βάσει της ύπαρξης της στον κώδικα του προγράμματος , αυτό όμως δεν μας εξασφαλίζει ότι στη μεταβλητή αυτή δεν υπάρχει αναφορά από κάποιον δείκτη μεταγενέστερα με αποτέλεσμα η κλήση της free() να οδηγεί στη δημιουργία έναν dangling pointer. Με αυτό το απλό παράδειγμα φαίνεται ξεκάθαρα ότι μια τόσο τυποποιημένη τεχνική δεν μπορεί να αποδώσει την ορθότητα της διαχείρισης της μνήμης που επιθυμούμε. Επιπρόσθετα , λόγω της ανάπτυξης πολυπύρηνων συστημάτων έγινε και αναγκαία η υλοποιήση παράλληλων προγραμμάτων. Σε ένα παράλληλο πρόγραμμα και συγκεκριμένα σε προγράμματα που κατασκευάζονται με τη χρήση εργαλείων που υποστηρίζουν message passing , όπου η επικοινωνία μεταξύ των νημάτων γίνεται εντός του κώδικα με τη χρήση συνθηκών είναι πολύ πιθανό να διαγράφονται από τη μνήμη μεταβλητές που χρειαζόμαστε καθώς κατά το compiling time δεν είναι πάντα <text:s/>δυνατή η liveness analysis. Αυτό συμβαίνει γιατί σε τέτοια προγράμματα έχουμε SIMD(single instruction multiple data) , δηλαδή ο ίδιος κώδικας εκτελείται από όλα τα νήματα με αποτέλεσμα η διάκριση των μεταβλητών να γίνεται βάσει της δομής του προγράμματος, κάτι που δεν είναι δυνατό κατά τη μεταγλώττιση του προγράμματος. Ακόμη θεωρώντας οτι η greedy τεχνική που παρουσιάζει ο συμφοιτητής μας είναι σωστή και έχει ως στόχο να μας δίνεται πάντα το μέγιστο διαθέσιμο μέγεθος μνήμης , αυτό θα μπορούσε να είναι προβληματικό σε πολλές χρήσεις τις free καθώς δεν είναι ιδανική η συνεχής επικοινωνία με τη μνήμη όταν αυτό δεν είναι απαραίτητο. Εν κατακλείδι η τεχνική που προτείνεται έχει προβλήματα ορθότητας και δεν είναι σίγουρο αν θα απέδιδε στης μείωση της αυτόματης <text:soft-page-break/>διαχείρισης μνήμης αφού υπάρχει περίπτωση συνεχών κλήσεων της free που μπορεί να μην είναι αναγκαίες στη συγκεκριμένη χρονική στιγμή.</text:p>
          <text:p text:style-name="P6"/>
        </text:list-item>
        <text:list-item>
          <text:p text:style-name="P6"><text:s text:c="2"/><text:tab/>Στη γλώσσα <text:span text:style-name="Προεπιλεγμένη_20_γραμματοσειρά"><text:span text:style-name="T4">Java</text:span></text:span> το <text:span text:style-name="Προεπιλεγμένη_20_γραμματοσειρά"><text:span text:style-name="T4">memory</text:span></text:span> <text:span text:style-name="Προεπιλεγμένη_20_γραμματοσειρά"><text:span text:style-name="T4">management</text:span></text:span> καθώς και το <text:span text:style-name="Προεπιλεγμένη_20_γραμματοσειρά"><text:span text:style-name="T4">garbage</text:span></text:span> <text:span text:style-name="Προεπιλεγμένη_20_γραμματοσειρά"><text:span text:style-name="T4">collection</text:span></text:span> γίνεται αυτόματα. Πιο συγκεκριμένα , μέσα στις μεθόδους οι τοπικές μεταβλητές αποθηκεύονται στη στοίβα ενώ τα αντικείμενα αποθηκεύονται στο σωρό και στη στοίβα δημιουργείται η κατάλληλη αναφορά σε αυτά. Η <text:span text:style-name="Προεπιλεγμένη_20_γραμματοσειρά"><text:span text:style-name="T4">C</text:span></text:span>++ δεν έχει αυτόματο <text:span text:style-name="Προεπιλεγμένη_20_γραμματοσειρά"><text:span text:style-name="T4">garbage</text:span></text:span> <text:span text:style-name="Προεπιλεγμένη_20_γραμματοσειρά"><text:span text:style-name="T4">collection</text:span></text:span>. Τα δεδομένα που αποθηκεύονται στη στοίβα διαγράφονται όταν είναι πλέον εκτός <text:span text:style-name="Προεπιλεγμένη_20_γραμματοσειρά"><text:span text:style-name="T4">scope</text:span></text:span> , ενώ από την άλλη τα <text:span text:style-name="Προεπιλεγμένη_20_γραμματοσειρά"><text:span text:style-name="T4">objects</text:span></text:span> που δημιουργούμε με τη χρήση του <text:span text:style-name="Προεπιλεγμένη_20_γραμματοσειρά"><text:span text:style-name="T4">new</text:span></text:span> απαιτείται να κληθεί ο <text:span text:style-name="Προεπιλεγμένη_20_γραμματοσειρά"><text:span text:style-name="T4">destructor</text:span></text:span> τους ώστε να αποδεσμευθούν από τη μνήμη. Συνεπώς η ιδέα του συμφοιτητή μας είναι η εξής να δημιουργείται ένα <text:span text:style-name="Προεπιλεγμένη_20_γραμματοσειρά"><text:span text:style-name="T4">object</text:span></text:span> στη <text:span text:style-name="Προεπιλεγμένη_20_γραμματοσειρά"><text:span text:style-name="T4">C</text:span></text:span>++ κατά αντιστοιχία με τη <text:span text:style-name="Προεπιλεγμένη_20_γραμματοσειρά"><text:span text:style-name="T4">Java</text:span></text:span> με τετριμμένο τρόπο δηλαδή με την μετατροπή του <text:span text:style-name="Προεπιλεγμένη_20_γραμματοσειρά"><text:span text:style-name="T4">Foo</text:span></text:span> <text:span text:style-name="Προεπιλεγμένη_20_γραμματοσειρά"><text:span text:style-name="T4">f</text:span></text:span>= <text:span text:style-name="Προεπιλεγμένη_20_γραμματοσειρά"><text:span text:style-name="T4">new</text:span></text:span> <text:span text:style-name="Προεπιλεγμένη_20_γραμματοσειρά"><text:span text:style-name="T4">Foo</text:span></text:span>() σε <text:span text:style-name="Προεπιλεγμένη_20_γραμματοσειρά"><text:span text:style-name="T4">Foo</text:span></text:span> _<text:span text:style-name="Προεπιλεγμένη_20_γραμματοσειρά"><text:span text:style-name="T4">f</text:span></text:span>; <text:span text:style-name="Προεπιλεγμένη_20_γραμματοσειρά"><text:span text:style-name="T4">Foo</text:span></text:span>* <text:span text:style-name="Προεπιλεγμένη_20_γραμματοσειρά"><text:span text:style-name="T4">f</text:span></text:span> =&amp;_<text:span text:style-name="Προεπιλεγμένη_20_γραμματοσειρά"><text:span text:style-name="T4">f</text:span></text:span>. Με αυτόν τον τρόπο ο συμφοιτητής μας θέλει να δημιουργεί τα αντικείμενα στη στοίβα . Ωστόσο η τεχνική που προτείνει έχει την εξής προβληματική: η εντολή <text:s text:c="2"/><text:span text:style-name="Προεπιλεγμένη_20_γραμματοσειρά"><text:span text:style-name="T4">Foo</text:span></text:span> _<text:span text:style-name="Προεπιλεγμένη_20_γραμματοσειρά"><text:span text:style-name="T4">f</text:span></text:span> δημιουργεί <text:s/>το αντικείμενο _<text:span text:style-name="Προεπιλεγμένη_20_γραμματοσειρά"><text:span text:style-name="T4">f</text:span></text:span> <text:s/>τύπου <text:span text:style-name="Προεπιλεγμένη_20_γραμματοσειρά"><text:span text:style-name="T4">Foo</text:span></text:span> στη στοίβα το οποίο θέλει να διαχειριστεί με τον δείκτη <text:span text:style-name="Προεπιλεγμένη_20_γραμματοσειρά"><text:span text:style-name="T4">f</text:span></text:span> , αλλά το _<text:span text:style-name="Προεπιλεγμένη_20_γραμματοσειρά"><text:span text:style-name="T4">f</text:span></text:span> έχει χρόνο ζωής μέχρι το <text:span text:style-name="Προεπιλεγμένη_20_γραμματοσειρά"><text:span text:style-name="T4">scope</text:span></text:span> του σώματος της μεθόδου. Αυτό δεν συνάδει με την λογική της <text:span text:style-name="Προεπιλεγμένη_20_γραμματοσειρά"><text:span text:style-name="T4">Java</text:span></text:span> όπου τα αντικείμενα αποθηκεύονται στο <text:span text:style-name="Προεπιλεγμένη_20_γραμματοσειρά"><text:span text:style-name="T4">heap</text:span></text:span> και μπορούμε να έχουμε πρόσβαση σε αυτά μέχρι να τα αναλάβει ο <text:span text:style-name="Προεπιλεγμένη_20_γραμματοσειρά"><text:span text:style-name="T4">garbage</text:span></text:span> <text:span text:style-name="Προεπιλεγμένη_20_γραμματοσειρά"><text:span text:style-name="T4">collector</text:span></text:span>. Αυτή η διαφορά μεταξύ των δυο γλωσσών θα μπορούσε να δημιουργήσει <text:span text:style-name="Προεπιλεγμένη_20_γραμματοσειρά"><text:span text:style-name="T4">dangling</text:span></text:span> <text:span text:style-name="Προεπιλεγμένη_20_γραμματοσειρά"><text:span text:style-name="T4">pointer</text:span></text:span> στη <text:span text:style-name="Προεπιλεγμένη_20_γραμματοσειρά"><text:span text:style-name="T4">C</text:span></text:span>++ και έτσι ο ισχυρισμός του συμφοιτητής μας που αφορά τα <text:span text:style-name="Προεπιλεγμένη_20_γραμματοσειρά"><text:span text:style-name="T4">memory</text:span></text:span> <text:span text:style-name="Προεπιλεγμένη_20_γραμματοσειρά"><text:span text:style-name="T4">leaks</text:span></text:span> δεν είναι ακριβώς <text:s/>σωστός. Ένα ακόμη μεγάλο μειονέκτημα αυτής της τεχνικής είναι ο τρόπος υλοποίησης<text:bookmark text:name="_GoBack"/> της στοίβας ,ειδικότερα αν θέλαμε να δημιουργήσουμε 3 αντικείμενα σειριακά τότε αναγκαστικά θα έπρεπε να τα αποδεσμεύσουμε με τη αντίστροφη σειρά που τα βάλαμε , με αποτέλεσμα να έχουμε δεδομένα στη μνήμη που μπορεί να μην τα χρειαζόμαστε αλλά εξαιτίας της <text:span text:style-name="Προεπιλεγμένη_20_γραμματοσειρά"><text:span text:style-name="T4">LIFO</text:span></text:span> στοίβας που χρησιμοποιούμε να παραμένουν στη μνήμη. <text:s text:c="2"/></text:p>
        </text:list-item>
      </text:list>
      <text:p text:style-name="Standard"/>
      <text:list xml:id="list194001472285724" text:continue-numbering="true" text:style-name="L1">
        <text:list-item>
          <text:p text:style-name="P6"><text:s/><text:tab/>Στην προτεινόμενη υλοποίηση , όπου η στοίβα είναι μέρος του σωρού ανακύπτουν προβλήματα τα οποία στην κλασική συνεχόμενη στοίβα δεν υπάρχουν. Πιο συγκεκριμένα για να βάλουμε ένα αντικείμενο στη στοίβα πρέπει να εντοπίσουμε διαθέσιμο κομμάτι μνήμης το οποίο επιβαρύνει το allocation. Στη συνέχεια καλούμαστε να ενημερώσουμε τη συνδεδεμένη λίστα (στοίβα) συνδέοντας τον τελευταίο κόμβο της με τον τρέχον που θέλουμε να εισάγουμε. Ωστόσο το pop σε μια τέτοια υλοποιήση γίνεται πολύ απλά ενημερώνοντας τον prev. Αυτή η υλοποίηση σε συνδυασμό με έναν <text:s/>mark and sweep garbage collector έχει πιθανότητα να αργήσει στο memory allocation καθώς και στο push αφού απαιτείται η εύρεση του αντίστοιχο μεγέθους την μνήμης και η σύνδεση του με την υπόλοιπη στοίβα. Από την άλλη το pop γίνεται απλά με την <text:span text:style-name="T5">ενημέρωση</text:span> του prev και το deallocation γίνεται απο τον GC όπου διατρέχοντας το σωρό και εντοπίζοντας <text:s/>unmarked τα στοιχεία που έχουμε κάνει pop <text:s/>τα κάνει sweep.</text:p>
        </text:list-item>
      </text:list>
      <text:p text:style-name="Standard">Εν αντιθέσει , με την προτεινόμενη υλοποίηση η κλασική συνεχόμενη στοίβα έχει trivial μέγεθος και τα δεδομένα γίνονται push και pop πολύ εύκολα με τη χρήση του stack pointer . Αυτό έχει αντιστοιχία και σε επίπεδο hardware όπου υπάρχει καταχωρητής <text:s/>(stack register) ο οποίος κρατάει και μας ενημερώνει σε ποίο σημείο της στοίβας βρισκόμαστε. Το allocation σε αυτή την περίπτωση δεν απαιτεί τόσο χρόνο όσο πριν καθώς και το deallocate γίνεται κατά αντιστοιχία με πριν αφού όταν κάνουμε pop τα δεδομένα εκτός στοίβας μπορούν να αποδεσμευθούν από τη μνήμη.</text:p>
      <text:p text:style-name="Standard">Παρόλο που βλέπουμε ότι η πρώτη μέθοδος <text:s/>είναι πιο αργή σε επίπεδο δέσμευσης μνήμης και τοποθέτησης στο σωρό η συλλογή σκουπιδιών δεν έχει μεγάλη διαφορά αφού το mark and sweep αναζητά στο σωρό δεδομένα του οποίου το μέγεθος είναι συνήθως πολύ μεγαλύτερο από τα reachable data οπότε η επίδοση του αλγορίθμου είναι πάνω κάτω η ίδια.</text:p>
      <text:p text:style-name="Standard"/>
      <text:list xml:id="list194002708753084" text:continue-numbering="true" text:style-name="L1">
        <text:list-item>
          <text:p text:style-name="P7"><text:s/><text:tab/><text:span text:style-name="T5">Χρησιμοποιώντας έναν stop and copy garbage collcetor άμεσα αποφεύγουμε τα defragmentations αφού στη προκειμένη περίπτωση ο collector αυτός αντιγράφει τα δεδομένα που είναι alive στη μνήμη σε συνεχόμενες θέσεις μνήμης . Με αυτόν τον τρόπο η δέσμευση στη στοίβα πλέον δουλεύει σε πλήρη αντιστοιχία με τη δέσμευση σε κλασική στοίβα ,αφού δεν απαιτείται τόσος χρόνος για το allocation όσος απαιτείται στην περίπτωση του mark and sweep. Ωστόσο και </text:span><text:soft-page-break/><text:span text:style-name="T5">πάλι απαιτούνται παραπάνω ενέργειες συγκριτικά με την κλασική συνεχόμενη στοίβα όπου έχουμε υλοποίηση του stack pointer σε επίπεδο hardware . Παρόλο που η συγκεκριμένη υλοποίηση μας λύνει το πρόβλημα που είχε ο mark and sweep collector , απαιτεί περισσότερο χώρο στη μνήμη και συγκεκριμένα τον διπλάσιο από αυτόν που χρειάζεται ένα πρόγραμμα και καθυστερεί λόγω του ότι πρέπει να αντιγράφει όλα τα ενεργά αντικείμενα κάθε φορά που εκτελείται ο garbage collector.</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l" fo:country="GR"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l" fo:country="GR"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Βασικό"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Λεζάντα"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Προεπιλεγμένη_20_γραμματοσειρά" style:display-name="Προεπιλεγμένη γραμματοσειρά"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meta:initial-creator>ΔΔΤΥΣ</meta:initial-creator>
    <meta:creation-date>2015-12-20T18:14:00Z</meta:creation-date>
    <dc:date>2015-12-25T19:40:00.464354863</dc:date>
    <meta:editing-cycles>7</meta:editing-cycles>
    <meta:editing-duration>PT5H26M35S</meta:editing-duration>
    <meta:document-statistic meta:table-count="0" meta:image-count="0" meta:object-count="0" meta:page-count="3" meta:paragraph-count="14" meta:word-count="1347" meta:character-count="8548" meta:non-whitespace-character-count="7176"/>
    <meta:template xlink:type="simple" xlink:actuate="onRequest" xlink:title="" xlink:href="Normal"/>
  </office:meta>
</office:document-meta>
</file>